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auto-grow-height="true" fo:min-height="3.515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stroke="none"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106cm"/>
    </style:style>
    <style:style style:name="pr8" style:family="presentation" style:parent-style-name="Default-outline1">
      <style:graphic-properties draw:stroke="solid" fo:min-height="14.43cm"/>
    </style:style>
    <style:style style:name="pr9" style:family="presentation" style:parent-style-name="Default-outline1">
      <style:graphic-properties draw:stroke="solid" fo:min-height="12.4cm"/>
    </style:style>
    <style:style style:name="pr10" style:family="presentation" style:parent-style-name="Default-title">
      <style:graphic-properties draw:stroke="none" fo:min-height="2.106cm"/>
    </style:style>
    <style:style style:name="pr11" style:family="presentation" style:parent-style-name="Default-outline1">
      <style:graphic-properties draw:stroke="solid" fo:min-height="16.6cm"/>
    </style:style>
    <style:style style:name="pr12" style:family="presentation" style:parent-style-name="Default-outline1">
      <style:graphic-properties draw:stroke="solid" fo:min-height="10.2cm"/>
    </style:style>
    <style:style style:name="pr13" style:family="presentation" style:parent-style-name="Default-outline1">
      <style:graphic-properties draw:stroke="solid" fo:min-height="7.8cm"/>
    </style:style>
    <style:style style:name="pr14" style:family="presentation" style:parent-style-name="Default-title">
      <style:graphic-properties draw:stroke="none" draw:auto-grow-height="true" fo:min-height="3.506cm"/>
    </style:style>
    <style:style style:name="pr15" style:family="presentation" style:parent-style-name="Default-outline1">
      <style:graphic-properties draw:auto-grow-height="true" fo:min-height="13.859cm"/>
    </style:style>
    <style:style style:name="P1" style:family="paragraph">
      <style:text-properties fo:font-family="'Arial Narrow'" style:font-style-name="Cursiva" style:font-family-generic="swiss" style:font-pitch="variable" fo:font-size="88pt" style:font-size-asian="88pt" style:font-size-complex="88pt"/>
    </style:style>
    <style:style style:name="P2" style:family="paragraph">
      <style:text-properties fo:font-family="'Arial Narrow'" style:font-style-name="Cursiva" style:font-family-generic="swiss" style:font-pitch="variable"/>
    </style:style>
    <style:style style:name="P3" style:family="paragraph">
      <style:text-properties fo:font-family="'Arial Narrow'" style:font-style-name="Cursiva" style:font-family-generic="swiss" style:font-pitch="variable" fo:font-size="60pt" style:font-size-asian="60pt" style:font-size-complex="60pt"/>
    </style:style>
    <style:style style:name="P4" style:family="paragraph">
      <style:text-properties fo:font-family="'Arial Narrow'" style:font-style-name="Cursiva" style:font-family-generic="swiss" style:font-pitch="variable" fo:font-size="44pt" style:font-size-asian="44pt" style:font-size-complex="4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T1" style:family="text">
      <style:text-properties fo:font-family="'Arial Narrow'" style:font-style-name="Cursiva" style:font-family-generic="swiss" style:font-pitch="variable" fo:font-size="88pt" style:font-size-asian="88pt" style:font-size-complex="88pt"/>
    </style:style>
    <style:style style:name="T2" style:family="text">
      <style:text-properties fo:font-family="'Arial Narrow'" style:font-style-name="Cursiva" style:font-family-generic="swiss" style:font-pitch="variable"/>
    </style:style>
    <style:style style:name="T3" style:family="text">
      <style:text-properties fo:font-family="'Arial Narrow'" style:font-style-name="Cursiva" style:font-family-generic="swiss" style:font-pitch="variable" fo:font-size="60pt" style:font-size-asian="60pt" style:font-size-complex="60pt"/>
    </style:style>
    <style:style style:name="T4" style:family="text">
      <style:text-properties fo:font-family="'Arial Narrow'" style:font-style-name="Cursiva" style:font-family-generic="swiss" style:font-pitch="variable" fo:font-size="44pt" style:font-size-asian="44pt" style:font-size-complex="4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15cm" svg:x="1.4cm" svg:y="6.49cm" presentation:class="title" presentation:user-transformed="true">
          <draw:text-box>
            <text:p><text:span text:style-name="T1">Win e-List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Gonzalo Gonzál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" draw:text-style-name="P4" draw:layer="layout" svg:width="25.199cm" svg:height="13.859cm" svg:x="1.6cm" svg:y="8.341cm" presentation:class="outline" presentation:user-transformed="true">
          <draw:text-box>
            <text:list text:style-name="L2">
              <text:list-item>
                <text:p><text:span text:style-name="T4">The mission statement</text:span></text:p>
              </text:list-item>
              <text:list-item>
                <text:p><text:span text:style-name="T4">3 key processes</text:span></text:p>
              </text:list-item>
              <text:list-item>
                <text:p><text:span text:style-name="T4">System over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7.694cm" presentation:class="title" presentation:user-transformed="true">
          <draw:text-box>
            <text:p><text:span text:style-name="T5">The Mission Statement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3">3 Key Processes</text:span></text:p>
          </draw:text-box>
        </draw:frame>
        <draw:frame presentation:style-name="pr5" draw:layer="layout" svg:width="25.199cm" svg:height="13.859cm" svg:x="1.4cm" svg:y="8.741cm" presentation:class="outline" presentation:user-transformed="true">
          <draw:text-box>
            <text:list text:style-name="L2">
              <text:list-item>
                <text:p>Open a menu and search for a wine</text:p>
              </text:list-item>
              <text:list-item>
                <text:p>Log in and add a new wine</text:p>
              </text:list-item>
              <text:list-item>
                <text:p>Features being unlocked whith different ro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7" draw:layer="layout" svg:width="25.6cm" svg:height="2.106cm" svg:x="1.4cm" svg:y="4.4cm" presentation:class="title" presentation:user-transformed="true">
          <draw:text-box>
            <text:p>Win e-List <text:s text:c="3"/>Nav Bar <text:s text:c="13"/>Login </text:p>
          </draw:text-box>
        </draw:frame>
        <draw:frame presentation:style-name="pr8" draw:layer="layout" svg:width="5.2cm" svg:height="14.43cm" svg:x="1.4cm" svg:y="6.506cm" presentation:class="outline" presentation:user-transformed="true">
          <draw:text-box>
            <text:list text:style-name="L2">
              <text:list-header>
                <text:p/>
                <text:p>Side</text:p>
                <text:p>Nav</text:p>
              </text:list-header>
              <text:list-item>
                <text:p>Menus</text:p>
              </text:list-item>
              <text:list-item>
                <text:p>Filters</text:p>
              </text:list-item>
            </text:list>
          </draw:text-box>
        </draw:frame>
        <draw:frame presentation:style-name="pr9" draw:text-style-name="P6" draw:layer="layout" svg:width="5.6cm" svg:height="12.4cm" svg:x="8.2cm" svg:y="7.563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><text:span text:style-name="T6">Wine Thumbnai</text:span>l</text:p>
              </text:list-header>
            </text:list>
          </draw:text-box>
        </draw:frame>
        <draw:frame presentation:style-name="pr9" draw:text-style-name="P6" draw:layer="layout" svg:width="1cm" svg:height="12.4cm" svg:x="6.6cm" svg:y="7.563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/>
              </text:list-header>
            </text:list>
          </draw:text-box>
        </draw:frame>
        <draw:frame presentation:style-name="pr9" draw:text-style-name="P6" draw:layer="layout" svg:width="5.6cm" svg:height="12.4cm" svg:x="14.4cm" svg:y="7.563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><text:span text:style-name="T6">Wine Thumbnai</text:span>l</text:p>
              </text:list-header>
            </text:list>
          </draw:text-box>
        </draw:frame>
        <draw:frame presentation:style-name="pr9" draw:text-style-name="P6" draw:layer="layout" svg:width="5.6cm" svg:height="12.4cm" svg:x="20.6cm" svg:y="7.563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><text:span text:style-name="T6">Wine Thumbnai</text:span>l</text:p>
              </text:list-header>
            </text:list>
          </draw:text-box>
        </draw:frame>
        <draw:frame presentation:style-name="pr10" draw:layer="layout" svg:width="25.199cm" svg:height="2.106cm" svg:x="1.4cm" svg:y="1.494cm" presentation:class="title" presentation:user-transformed="true">
          <draw:text-box>
            <text:p>System: route /Menu</text:p>
          </draw:text-box>
        </draw:frame>
        <draw:frame presentation:style-name="pr11" draw:text-style-name="P6" draw:layer="layout" svg:width="25.6cm" svg:height="16.6cm" svg:x="1.4cm" svg:y="4.4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7" draw:layer="layout" svg:width="25.6cm" svg:height="2.106cm" svg:x="1.4cm" svg:y="4.4cm" presentation:class="title" presentation:user-transformed="true">
          <draw:text-box>
            <text:p>Win e-List <text:s text:c="3"/>Nav Bar <text:s text:c="13"/>Login </text:p>
          </draw:text-box>
        </draw:frame>
        <draw:frame presentation:style-name="pr12" draw:text-style-name="P6" draw:layer="layout" svg:width="16cm" svg:height="10.2cm" svg:x="6.8cm" svg:y="8.2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><text:span text:style-name="T6">Full Wine Description <text:s text:c="14"/></text:span></text:p>
              </text:list-header>
            </text:list>
          </draw:text-box>
        </draw:frame>
        <draw:frame presentation:style-name="pr10" draw:layer="layout" svg:width="25.199cm" svg:height="2.106cm" svg:x="1.4cm" svg:y="1.494cm" presentation:class="title" presentation:user-transformed="true">
          <draw:text-box>
            <text:p>System: route /wines/:_id</text:p>
          </draw:text-box>
        </draw:frame>
        <draw:frame presentation:style-name="pr13" draw:text-style-name="P6" draw:layer="layout" svg:width="4.2cm" svg:height="7.8cm" svg:x="17.6cm" svg:y="9.2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><text:span text:style-name="T6">Large</text:span></text:p>
                <text:p text:style-name="P6"><text:span text:style-name="T6">Wine Image <text:s text:c="14"/></text:span></text:p>
              </text:list-header>
            </text:list>
          </draw:text-box>
        </draw:frame>
        <draw:frame presentation:style-name="pr11" draw:text-style-name="P6" draw:layer="layout" svg:width="25.6cm" svg:height="16.6cm" svg:x="1.4cm" svg:y="4.4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System: collections and packages</text:p>
          </draw:text-box>
        </draw:frame>
        <draw:frame presentation:style-name="pr15" draw:layer="layout" svg:width="12.296cm" svg:height="13.859cm" svg:x="1.4cm" svg:y="4.914cm" presentation:class="outline">
          <draw:text-box>
            <text:list text:style-name="L2">
              <text:list-header>
                <text:p>Collections:</text:p>
              </text:list-header>
              <text:list-item>
                <text:p>Wines</text:p>
              </text:list-item>
              <text:list-item>
                <text:p>Users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header>
                <text:p>Packages:</text:p>
              </text:list-header>
              <text:list-item>
                <text:p>alanning:roles</text:p>
              </text:list-item>
              <text:list-item>
                <text:p>babrahams:editable-text</text:p>
              </text:list-item>
              <text:list-item>
                <text:p>barbatus:stars-rating</text:p>
              </text:list-item>
              <text:list-item>
                <text:p>ian:accounts-ui-bootstrap-3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22T09:21:32.40</meta:creation-date>
    <meta:editing-duration>PT2H29M55S</meta:editing-duration>
    <meta:editing-cycles>10</meta:editing-cycles>
    <dc:date>2020-12-22T12:01:16.55</dc:date>
    <meta:generator>OpenOffice/4.1.8$Win32 OpenOffice.org_project/418m3$Build-9803</meta:generator>
    <meta:document-statistic meta:object-count="59"/>
  </office:meta>
</office:document-meta>
</file>